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2.2118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9756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48in"/>
    </style:style>
    <style:style style:name="co12" style:family="table-column">
      <style:table-column-properties fo:break-before="auto" style:column-width="1.1472in"/>
    </style:style>
    <style:style style:name="co13" style:family="table-column">
      <style:table-column-properties fo:break-before="auto" style:column-width="1.1791in"/>
    </style:style>
    <style:style style:name="co14" style:family="table-column">
      <style:table-column-properties fo:break-before="auto" style:column-width="1.9299in"/>
    </style:style>
    <style:style style:name="co15" style:family="table-column">
      <style:table-column-properties fo:break-before="auto" style:column-width="1.8866in"/>
    </style:style>
    <style:style style:name="co16" style:family="table-column">
      <style:table-column-properties fo:break-before="auto" style:column-width="1.6075in"/>
    </style:style>
    <style:style style:name="co17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1528in" svg:y="2.274in">
            <draw:object draw:notify-on-update-of-ranges="Sheet1.B16:Sheet1.B16 Sheet1.B17:Sheet1.B19 Sheet1.C16:Sheet1.C16 Sheet1.C17:Sheet1.C19 Sheet1.B16:Sheet1.B16 Sheet1.B17:Sheet1.B19 Sheet1.D16:Sheet1.D16 Sheet1.D17:Sheet1.D19 Sheet1.B16:Sheet1.B16 Sheet1.B17:Sheet1.B19 Sheet1.E16:Sheet1.E16 Sheet1.E17:Sheet1.E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Jobs</text:p>
          </table:table-cell>
          <table:table-cell office:value-type="string" calcext:value-type="string">
            <text:p>Average Wait Time (dd:hh:mm:ss)</text:p>
          </table:table-cell>
          <table:table-cell office:value-type="string" calcext:value-type="string">
            <text:p>Average Wait Time (hours)</text:p>
          </table:table-cell>
          <table:table-cell office:value-type="string" calcext:value-type="string">
            <text:p>Max Wait Time (dd:hh:mm:ss)</text:p>
          </table:table-cell>
          <table:table-cell office:value-type="string" calcext:value-type="string">
            <text:p>Max Wait Time (hours)</text:p>
          </table:table-cell>
          <table:table-cell office:value-type="string" calcext:value-type="string">
            <text:p>Energy Used (Kwh)</text:p>
          </table:table-cell>
          <table:table-cell office:value-type="string" calcext:value-type="string">
            <text:p>Energy Cost</text:p>
          </table:table-cell>
        </table:table-row>
        <table:table-row table:style-name="ro1">
          <table:table-cell office:value-type="string" calcext:value-type="string">
            <text:p>allfast</text:p>
          </table:table-cell>
          <table:table-cell office:value-type="string" calcext:value-type="string">
            <text:p>historical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0:8:42:31</text:p>
          </table:table-cell>
          <table:table-cell office:value-type="float" office:value="8.029525463" calcext:value-type="float">
            <text:p>8.029525463</text:p>
          </table:table-cell>
          <table:table-cell office:value-type="string" calcext:value-type="string">
            <text:p>4:19:43:56</text:p>
          </table:table-cell>
          <table:table-cell office:value-type="float" office:value="115.0305093" calcext:value-type="float">
            <text:p>115.0305093</text:p>
          </table:table-cell>
          <table:table-cell office:value-type="float" office:value="154.83" calcext:value-type="float">
            <text:p>154.83</text:p>
          </table:table-cell>
          <table:table-cell table:style-name="ce1" office:value-type="string" calcext:value-type="string">
            <text:p>$50.58</text:p>
          </table:table-cell>
        </table:table-row>
        <table:table-row table:style-name="ro1">
          <table:table-cell office:value-type="string" calcext:value-type="string">
            <text:p>allfast</text:p>
          </table:table-cell>
          <table:table-cell office:value-type="string" calcext:value-type="string">
            <text:p>x1.5</text:p>
          </table:table-cell>
          <table:table-cell office:value-type="float" office:value="16333" calcext:value-type="float">
            <text:p>16333</text:p>
          </table:table-cell>
          <table:table-cell office:value-type="string" calcext:value-type="string">
            <text:p>1:10:45:53</text:p>
          </table:table-cell>
          <table:table-cell office:value-type="float" office:value="34.03186343" calcext:value-type="float">
            <text:p>34.03186343</text:p>
          </table:table-cell>
          <table:table-cell office:value-type="string" calcext:value-type="string">
            <text:p>10:3:8:35</text:p>
          </table:table-cell>
          <table:table-cell office:value-type="float" office:value="243.0059606" calcext:value-type="float">
            <text:p>243.0059606</text:p>
          </table:table-cell>
          <table:table-cell office:value-type="float" office:value="199.66" calcext:value-type="float">
            <text:p>199.66</text:p>
          </table:table-cell>
          <table:table-cell table:style-name="ce1" office:value-type="string" calcext:value-type="string">
            <text:p>$65.22</text:p>
          </table:table-cell>
        </table:table-row>
        <table:table-row table:style-name="ro1">
          <table:table-cell office:value-type="string" calcext:value-type="string">
            <text:p>allfast</text:p>
          </table:table-cell>
          <table:table-cell office:value-type="string" calcext:value-type="string">
            <text:p>x2</text:p>
          </table:table-cell>
          <table:table-cell office:value-type="float" office:value="21778" calcext:value-type="float">
            <text:p>21778</text:p>
          </table:table-cell>
          <table:table-cell office:value-type="string" calcext:value-type="string">
            <text:p>3:10:17:29</text:p>
          </table:table-cell>
          <table:table-cell office:value-type="float" office:value="82.0121412" calcext:value-type="float">
            <text:p>82.0121412</text:p>
          </table:table-cell>
          <table:table-cell office:value-type="string" calcext:value-type="string">
            <text:p>15:21:55:10</text:p>
          </table:table-cell>
          <table:table-cell office:value-type="float" office:value="381.0383102" calcext:value-type="float">
            <text:p>381.0383102</text:p>
          </table:table-cell>
          <table:table-cell office:value-type="float" office:value="244.89" calcext:value-type="float">
            <text:p>244.89</text:p>
          </table:table-cell>
          <table:table-cell table:style-name="ce1" office:value-type="string" calcext:value-type="string">
            <text:p>$80</text:p>
          </table:table-cell>
        </table:table-row>
        <table:table-row table:style-name="ro1">
          <table:table-cell office:value-type="string" calcext:value-type="string">
            <text:p>greenfirst2nodes</text:p>
          </table:table-cell>
          <table:table-cell office:value-type="string" calcext:value-type="string">
            <text:p>historical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0:1:47:51</text:p>
          </table:table-cell>
          <table:table-cell office:value-type="float" office:value="1.033229167" calcext:value-type="float">
            <text:p>1.033229167</text:p>
          </table:table-cell>
          <table:table-cell office:value-type="string" calcext:value-type="string">
            <text:p>1:12:27:41</text:p>
          </table:table-cell>
          <table:table-cell office:value-type="float" office:value="36.01922454" calcext:value-type="float">
            <text:p>36.01922454</text:p>
          </table:table-cell>
          <table:table-cell office:value-type="float" office:value="304.1" calcext:value-type="float">
            <text:p>304.1</text:p>
          </table:table-cell>
          <table:table-cell table:style-name="ce1" office:value-type="string" calcext:value-type="string">
            <text:p>$99.34</text:p>
          </table:table-cell>
        </table:table-row>
        <table:table-row table:style-name="ro1">
          <table:table-cell office:value-type="string" calcext:value-type="string">
            <text:p>greenfirst2nodes</text:p>
          </table:table-cell>
          <table:table-cell office:value-type="string" calcext:value-type="string">
            <text:p>x1.5</text:p>
          </table:table-cell>
          <table:table-cell office:value-type="float" office:value="16333" calcext:value-type="float">
            <text:p>16333</text:p>
          </table:table-cell>
          <table:table-cell office:value-type="string" calcext:value-type="string">
            <text:p>0:3:55:42</text:p>
          </table:table-cell>
          <table:table-cell office:value-type="float" office:value="3.038680556" calcext:value-type="float">
            <text:p>3.038680556</text:p>
          </table:table-cell>
          <table:table-cell office:value-type="string" calcext:value-type="string">
            <text:p>3:4:9:24</text:p>
          </table:table-cell>
          <table:table-cell office:value-type="float" office:value="76.00652778" calcext:value-type="float">
            <text:p>76.00652778</text:p>
          </table:table-cell>
          <table:table-cell office:value-type="float" office:value="326.58" calcext:value-type="float">
            <text:p>326.58</text:p>
          </table:table-cell>
          <table:table-cell table:style-name="ce1" office:value-type="string" calcext:value-type="string">
            <text:p>$106.69</text:p>
          </table:table-cell>
        </table:table-row>
        <table:table-row table:style-name="ro1">
          <table:table-cell office:value-type="string" calcext:value-type="string">
            <text:p>greenfirst2nodes</text:p>
          </table:table-cell>
          <table:table-cell office:value-type="string" calcext:value-type="string">
            <text:p>x2</text:p>
          </table:table-cell>
          <table:table-cell office:value-type="float" office:value="21778" calcext:value-type="float">
            <text:p>21778</text:p>
          </table:table-cell>
          <table:table-cell office:value-type="string" calcext:value-type="string">
            <text:p>0:6:44:14</text:p>
          </table:table-cell>
          <table:table-cell office:value-type="float" office:value="6.030717593" calcext:value-type="float">
            <text:p>6.030717593</text:p>
          </table:table-cell>
          <table:table-cell office:value-type="string" calcext:value-type="string">
            <text:p>4:19:43:56</text:p>
          </table:table-cell>
          <table:table-cell office:value-type="float" office:value="115.0305093" calcext:value-type="float">
            <text:p>115.0305093</text:p>
          </table:table-cell>
          <table:table-cell office:value-type="float" office:value="352.29" calcext:value-type="float">
            <text:p>352.29</text:p>
          </table:table-cell>
          <table:table-cell table:style-name="ce1" office:value-type="string" calcext:value-type="string">
            <text:p>$115.08</text:p>
          </table:table-cell>
        </table:table-row>
        <table:table-row table:style-name="ro1">
          <table:table-cell office:value-type="string" calcext:value-type="string">
            <text:p>greenfirst3nodes</text:p>
          </table:table-cell>
          <table:table-cell office:value-type="string" calcext:value-type="string">
            <text:p>historical</text:p>
          </table:table-cell>
          <table:table-cell office:value-type="float" office:value="10889" calcext:value-type="float">
            <text:p>10889</text:p>
          </table:table-cell>
          <table:table-cell office:value-type="string" calcext:value-type="string">
            <text:p>0:0:57:56</text:p>
          </table:table-cell>
          <table:table-cell office:value-type="float" office:value="0.04023148148" calcext:value-type="float">
            <text:p>0.0402314815</text:p>
          </table:table-cell>
          <table:table-cell office:value-type="string" calcext:value-type="string">
            <text:p>0:15:40:37</text:p>
          </table:table-cell>
          <table:table-cell office:value-type="float" office:value="15.02820602" calcext:value-type="float">
            <text:p>15.02820602</text:p>
          </table:table-cell>
          <table:table-cell office:value-type="float" office:value="536.8" calcext:value-type="float">
            <text:p>536.8</text:p>
          </table:table-cell>
          <table:table-cell table:style-name="ce1" office:value-type="string" calcext:value-type="string">
            <text:p>$175.36</text:p>
          </table:table-cell>
        </table:table-row>
        <table:table-row table:style-name="ro1">
          <table:table-cell office:value-type="string" calcext:value-type="string">
            <text:p>greenfirst3nodes</text:p>
          </table:table-cell>
          <table:table-cell office:value-type="string" calcext:value-type="string">
            <text:p>x1.5</text:p>
          </table:table-cell>
          <table:table-cell office:value-type="float" office:value="16333" calcext:value-type="float">
            <text:p>16333</text:p>
          </table:table-cell>
          <table:table-cell office:value-type="string" calcext:value-type="string">
            <text:p>0:1:41:8</text:p>
          </table:table-cell>
          <table:table-cell office:value-type="float" office:value="1.028564815" calcext:value-type="float">
            <text:p>1.028564815</text:p>
          </table:table-cell>
          <table:table-cell office:value-type="string" calcext:value-type="string">
            <text:p>1:12:27:41</text:p>
          </table:table-cell>
          <table:table-cell office:value-type="float" office:value="36.01922454" calcext:value-type="float">
            <text:p>36.01922454</text:p>
          </table:table-cell>
          <table:table-cell office:value-type="float" office:value="546.45" calcext:value-type="float">
            <text:p>546.45</text:p>
          </table:table-cell>
          <table:table-cell table:style-name="ce1" office:value-type="string" calcext:value-type="string">
            <text:p>$178.52</text:p>
          </table:table-cell>
        </table:table-row>
        <table:table-row table:style-name="ro1">
          <table:table-cell office:value-type="string" calcext:value-type="string">
            <text:p>greenfirst3nodes</text:p>
          </table:table-cell>
          <table:table-cell office:value-type="string" calcext:value-type="string">
            <text:p>x2</text:p>
          </table:table-cell>
          <table:table-cell office:value-type="float" office:value="21778" calcext:value-type="float">
            <text:p>21778</text:p>
          </table:table-cell>
          <table:table-cell office:value-type="string" calcext:value-type="string">
            <text:p>0:2:35:28</text:p>
          </table:table-cell>
          <table:table-cell office:value-type="float" office:value="2.02462963" calcext:value-type="float">
            <text:p>2.02462963</text:p>
          </table:table-cell>
          <table:table-cell office:value-type="string" calcext:value-type="string">
            <text:p>2:2:9:51</text:p>
          </table:table-cell>
          <table:table-cell office:value-type="float" office:value="50.00684028" calcext:value-type="float">
            <text:p>50.00684028</text:p>
          </table:table-cell>
          <table:table-cell office:value-type="float" office:value="552.75" calcext:value-type="float">
            <text:p>552.75</text:p>
          </table:table-cell>
          <table:table-cell table:style-name="ce1" office:value-type="string" calcext:value-type="string">
            <text:p>$180.56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Jobs</text:p>
          </table:table-cell>
          <table:table-cell office:value-type="string" calcext:value-type="string">
            <text:p>allfast</text:p>
          </table:table-cell>
          <table:table-cell office:value-type="string" calcext:value-type="string">
            <text:p>greenfirst2nodes</text:p>
          </table:table-cell>
          <table:table-cell office:value-type="string" calcext:value-type="string">
            <text:p>greenfirst3no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fast</text:p>
          </table:table-cell>
          <table:table-cell office:value-type="float" office:value="10889" calcext:value-type="float">
            <text:p>10889</text:p>
          </table:table-cell>
          <table:table-cell office:value-type="float" office:value="8.029525463" calcext:value-type="float">
            <text:p>8.029525463</text:p>
          </table:table-cell>
          <table:table-cell office:value-type="float" office:value="1.033229167" calcext:value-type="float">
            <text:p>1.033229167</text:p>
          </table:table-cell>
          <table:table-cell office:value-type="float" office:value="0.04023148148" calcext:value-type="float">
            <text:p>0.0402314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fast</text:p>
          </table:table-cell>
          <table:table-cell office:value-type="float" office:value="16333" calcext:value-type="float">
            <text:p>16333</text:p>
          </table:table-cell>
          <table:table-cell office:value-type="float" office:value="34.03186343" calcext:value-type="float">
            <text:p>34.03186343</text:p>
          </table:table-cell>
          <table:table-cell office:value-type="float" office:value="3.038680556" calcext:value-type="float">
            <text:p>3.038680556</text:p>
          </table:table-cell>
          <table:table-cell office:value-type="float" office:value="1.028564815" calcext:value-type="float">
            <text:p>1.028564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fast</text:p>
          </table:table-cell>
          <table:table-cell office:value-type="float" office:value="21778" calcext:value-type="float">
            <text:p>21778</text:p>
          </table:table-cell>
          <table:table-cell office:value-type="float" office:value="82.0121412" calcext:value-type="float">
            <text:p>82.0121412</text:p>
          </table:table-cell>
          <table:table-cell office:value-type="float" office:value="6.030717593" calcext:value-type="float">
            <text:p>6.030717593</text:p>
          </table:table-cell>
          <table:table-cell office:value-type="float" office:value="2.02462963" calcext:value-type="float">
            <text:p>2.02462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first2nodes</text:p>
          </table:table-cell>
          <table:table-cell office:value-type="float" office:value="10889" calcext:value-type="float">
            <text:p>10889</text:p>
          </table:table-cell>
          <table:table-cell office:value-type="float" office:value="1.033229167" calcext:value-type="float">
            <text:p>1.033229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first2nodes</text:p>
          </table:table-cell>
          <table:table-cell office:value-type="float" office:value="16333" calcext:value-type="float">
            <text:p>16333</text:p>
          </table:table-cell>
          <table:table-cell office:value-type="float" office:value="3.038680556" calcext:value-type="float">
            <text:p>3.038680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first2nodes</text:p>
          </table:table-cell>
          <table:table-cell office:value-type="float" office:value="21778" calcext:value-type="float">
            <text:p>21778</text:p>
          </table:table-cell>
          <table:table-cell office:value-type="float" office:value="6.030717593" calcext:value-type="float">
            <text:p>6.0307175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first3nodes</text:p>
          </table:table-cell>
          <table:table-cell office:value-type="float" office:value="10889" calcext:value-type="float">
            <text:p>10889</text:p>
          </table:table-cell>
          <table:table-cell office:value-type="float" office:value="0.04023148148" calcext:value-type="float">
            <text:p>0.0402314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first3nodes</text:p>
          </table:table-cell>
          <table:table-cell office:value-type="float" office:value="16333" calcext:value-type="float">
            <text:p>16333</text:p>
          </table:table-cell>
          <table:table-cell office:value-type="float" office:value="1.028564815" calcext:value-type="float">
            <text:p>1.028564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first3nodes</text:p>
          </table:table-cell>
          <table:table-cell office:value-type="float" office:value="21778" calcext:value-type="float">
            <text:p>21778</text:p>
          </table:table-cell>
          <table:table-cell office:value-type="float" office:value="2.02462963" calcext:value-type="float">
            <text:p>2.02462963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2" draw:text-style-name="P1" svg:width="6.289in" svg:height="3.5449in" svg:x="5.4339in" svg:y="2.3008in">
            <draw:object draw:notify-on-update-of-ranges="Sheet2.A16:Sheet2.A16 Sheet2.A17:Sheet2.A25 Sheet2.B16:Sheet2.B16 Sheet2.B17:Sheet2.B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7"/>
        </table:table-row>
        <table:table-row table:style-name="ro1" table:number-rows-repeated="9">
          <table:table-cell table:number-columns-repeated="6"/>
          <table:table-cell table:style-name="ce1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Algorithm / Job Density</text:p>
          </table:table-cell>
          <table:table-cell office:value-type="string" calcext:value-type="string">
            <text:p>Max Wait (hr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fast historical</text:p>
          </table:table-cell>
          <table:table-cell office:value-type="float" office:value="115.0305093" calcext:value-type="float">
            <text:p>115.0305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fast x1.5</text:p>
          </table:table-cell>
          <table:table-cell office:value-type="float" office:value="243.0059606" calcext:value-type="float">
            <text:p>243.00596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fast x2</text:p>
          </table:table-cell>
          <table:table-cell office:value-type="float" office:value="381.0383102" calcext:value-type="float">
            <text:p>381.0383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2nodes historical</text:p>
          </table:table-cell>
          <table:table-cell office:value-type="float" office:value="36.01922454" calcext:value-type="float">
            <text:p>36.01922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2nodes x1.5</text:p>
          </table:table-cell>
          <table:table-cell office:value-type="float" office:value="76.00652778" calcext:value-type="float">
            <text:p>76.00652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2nodes x2</text:p>
          </table:table-cell>
          <table:table-cell office:value-type="float" office:value="115.0305093" calcext:value-type="float">
            <text:p>115.0305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3nodes historical</text:p>
          </table:table-cell>
          <table:table-cell office:value-type="float" office:value="15.02820602" calcext:value-type="float">
            <text:p>15.02820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3nodes x1.5</text:p>
          </table:table-cell>
          <table:table-cell office:value-type="float" office:value="36.01922454" calcext:value-type="float">
            <text:p>36.019224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3nodes x2</text:p>
          </table:table-cell>
          <table:table-cell office:value-type="float" office:value="50.00684028" calcext:value-type="float">
            <text:p>50.00684028</text:p>
          </table:table-cell>
          <table:table-cell table:number-columns-repeated="5"/>
        </table:table-row>
      </table:table>
      <table:table table:name="Sheet3" table:style-name="ta1"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Algorithm / Job Density</text:p>
          </table:table-cell>
          <table:table-cell table:style-name="Default" office:value-type="string" calcext:value-type="string">
            <text:p>Energy Cost in Doll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fast historical</text:p>
          </table:table-cell>
          <table:table-cell office:value-type="string" calcext:value-type="string">
            <text:p>50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fast x1.5</text:p>
          </table:table-cell>
          <table:table-cell office:value-type="string" calcext:value-type="string">
            <text:p>65.22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llfast x2</text:p>
          </table:table-cell>
          <table:table-cell office:value-type="string" calcext:value-type="string">
            <text:p>80.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greenfirst2nodes historical</text:p>
          </table:table-cell>
          <table:table-cell office:value-type="string" calcext:value-type="string">
            <text:p>99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2nodes x1.5</text:p>
          </table:table-cell>
          <table:table-cell office:value-type="string" calcext:value-type="string">
            <text:p>106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2nodes x2</text:p>
          </table:table-cell>
          <table:table-cell office:value-type="string" calcext:value-type="string">
            <text:p>115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3nodes historical</text:p>
          </table:table-cell>
          <table:table-cell office:value-type="string" calcext:value-type="string">
            <text:p>175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3nodes x1.5</text:p>
          </table:table-cell>
          <table:table-cell office:value-type="string" calcext:value-type="string">
            <text:p>178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first3nodes x2</text:p>
          </table:table-cell>
          <table:table-cell office:value-type="string" calcext:value-type="string">
            <text:p>180.56</text:p>
          </table:table-cell>
          <table:table-cell table:number-columns-repeated="5"/>
        </table:table-row>
        <table:table-row table:style-name="ro1" table:number-rows-repeated="6">
          <table:table-cell/>
          <table:table-cell table:style-name="Default"/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4T10:16:46.166691614</dc:date>
    <meta:document-statistic meta:table-count="3" meta:cell-count="167" meta:object-count="2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45cm" svg:y="0.316cm" chart:style-name="ch2">
          <text:p>Average Wait Time Based on Number of Jobs</text:p>
        </chart:title>
        <chart:legend chart:legend-position="end" svg:x="11.316cm" svg:y="3.703cm" style:legend-expansion="high" chart:style-name="ch3"/>
        <chart:plot-area chart:style-name="ch4" table:cell-range-address="Sheet1.B16:Sheet1.E19" chart:data-source-has-labels="row" svg:x="1.331cm" svg:y="1.661cm" svg:width="9.345cm" svg:height="6.178cm">
          <chartooo:coordinate-region svg:x="1.952cm" svg:y="1.86cm" svg:width="8.259cm" svg:height="5.332cm"/>
          <chart:axis chart:dimension="x" chart:name="primary-x" chart:style-name="ch5">
            <chart:title svg:x="5.02cm" svg:y="8.019cm" chart:style-name="ch6">
              <text:p># jobs/month</text:p>
            </chart:title>
          </chart:axis>
          <chart:axis chart:dimension="y" chart:name="primary-y" chart:style-name="ch5">
            <chart:title svg:x="0.451cm" svg:y="6.196cm" chart:style-name="ch7">
              <text:p>Avg. Wait Time (hrs)</text:p>
            </chart:title>
            <chart:grid chart:style-name="ch8" chart:class="major"/>
          </chart:axis>
          <chart:series chart:style-name="ch9" chart:values-cell-range-address="Sheet1.C17:Sheet1.C19" chart:label-cell-address="Sheet1.C16:Sheet1.C16" chart:class="chart:scatter">
            <chart:domain table:cell-range-address="Sheet1.B17:Sheet1.B19"/>
            <chart:data-point chart:repeated="3"/>
          </chart:series>
          <chart:series chart:style-name="ch10" chart:values-cell-range-address="Sheet1.D17:Sheet1.D19" chart:label-cell-address="Sheet1.D16:Sheet1.D16" chart:class="chart:scatter">
            <chart:data-point chart:repeated="3"/>
          </chart:series>
          <chart:series chart:style-name="ch11" chart:values-cell-range-address="Sheet1.E17:Sheet1.E19" chart:label-cell-address="Sheet1.E16:Sheet1.E16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lfast</text:p>
                <draw:g>
                  <svg:desc>Sheet1.C16:Sheet1.C16</svg:desc>
                </draw:g>
              </table:table-cell>
              <table:table-cell office:value-type="string">
                <text:p>greenfirst2nodes</text:p>
                <draw:g>
                  <svg:desc>Sheet1.D16:Sheet1.D16</svg:desc>
                </draw:g>
              </table:table-cell>
              <table:table-cell office:value-type="string">
                <text:p>greenfirst3nodes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89">
                <text:p>10889</text:p>
                <draw:g>
                  <svg:desc>Sheet1.B17:Sheet1.B19</svg:desc>
                </draw:g>
              </table:table-cell>
              <table:table-cell office:value-type="float" office:value="8.029525463">
                <text:p>8.029525463</text:p>
                <draw:g>
                  <svg:desc>Sheet1.C17:Sheet1.C19</svg:desc>
                </draw:g>
              </table:table-cell>
              <table:table-cell office:value-type="float" office:value="1.033229167">
                <text:p>1.033229167</text:p>
                <draw:g>
                  <svg:desc>Sheet1.D17:Sheet1.D19</svg:desc>
                </draw:g>
              </table:table-cell>
              <table:table-cell office:value-type="float" office:value="0.04023148148">
                <text:p>0.04023148148</text:p>
                <draw:g>
                  <svg:desc>Sheet1.E17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33">
                <text:p>16333</text:p>
              </table:table-cell>
              <table:table-cell office:value-type="float" office:value="34.03186343">
                <text:p>34.03186343</text:p>
              </table:table-cell>
              <table:table-cell office:value-type="float" office:value="3.038680556">
                <text:p>3.038680556</text:p>
              </table:table-cell>
              <table:table-cell office:value-type="float" office:value="1.028564815">
                <text:p>1.028564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778">
                <text:p>21778</text:p>
              </table:table-cell>
              <table:table-cell office:value-type="float" office:value="82.0121412">
                <text:p>82.0121412</text:p>
              </table:table-cell>
              <table:table-cell office:value-type="float" office:value="6.030717593">
                <text:p>6.030717593</text:p>
              </table:table-cell>
              <table:table-cell office:value-type="float" office:value="2.02462963">
                <text:p>2.02462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5cm" xlink:href=".." xlink:type="simple" chart:class="chart:bar" chart:style-name="ch1">
        <chart:title svg:x="2.943cm" svg:y="0.316cm" chart:style-name="ch2">
          <text:p>Maximum Wait Time by Algorithm and Job Density</text:p>
        </chart:title>
        <chart:plot-area chart:style-name="ch3" table:cell-range-address="Sheet2.A16:Sheet2.B25" chart:data-source-has-labels="both" svg:x="1.33cm" svg:y="1.661cm" svg:width="14.007cm" svg:height="6.744cm">
          <chartooo:coordinate-region svg:x="2.137cm" svg:y="1.86cm" svg:width="13.2cm" svg:height="2.613cm"/>
          <chart:axis chart:dimension="x" chart:name="primary-x" chart:style-name="ch4" chartooo:axis-type="auto">
            <chartooo:date-scale/>
            <chart:categories table:cell-range-address="Sheet2.A17:Sheet2.A25"/>
          </chart:axis>
          <chart:axis chart:dimension="y" chart:name="primary-y" chart:style-name="ch5">
            <chart:title svg:x="0.451cm" svg:y="4.201cm" chart:style-name="ch6">
              <text:p>Max Wait (hours)</text:p>
            </chart:title>
            <chart:grid chart:style-name="ch7" chart:class="major"/>
          </chart:axis>
          <chart:series chart:style-name="ch8" chart:values-cell-range-address="Sheet2.B17:Sheet2.B25" chart:label-cell-address="Sheet2.B16:Sheet2.B16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Wait (hrs)</text:p>
                <draw:g>
                  <svg:desc>Sheet2.B16:Sheet2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fast historical</text:p>
                <draw:g>
                  <svg:desc>Sheet2.A17:Sheet2.A25</svg:desc>
                </draw:g>
              </table:table-cell>
              <table:table-cell office:value-type="float" office:value="115.0305093">
                <text:p>115.0305093</text:p>
                <draw:g>
                  <svg:desc>Sheet2.B17:Sheet2.B25</svg:desc>
                </draw:g>
              </table:table-cell>
            </table:table-row>
            <table:table-row>
              <table:table-cell office:value-type="string">
                <text:p>allfast x1.5</text:p>
              </table:table-cell>
              <table:table-cell office:value-type="float" office:value="243.0059606">
                <text:p>243.0059606</text:p>
              </table:table-cell>
            </table:table-row>
            <table:table-row>
              <table:table-cell office:value-type="string">
                <text:p>allfast x2</text:p>
              </table:table-cell>
              <table:table-cell office:value-type="float" office:value="381.0383102">
                <text:p>381.0383102</text:p>
              </table:table-cell>
            </table:table-row>
            <table:table-row>
              <table:table-cell office:value-type="string">
                <text:p>greenfirst2nodes historical</text:p>
              </table:table-cell>
              <table:table-cell office:value-type="float" office:value="36.01922454">
                <text:p>36.01922454</text:p>
              </table:table-cell>
            </table:table-row>
            <table:table-row>
              <table:table-cell office:value-type="string">
                <text:p>greenfirst2nodes x1.5</text:p>
              </table:table-cell>
              <table:table-cell office:value-type="float" office:value="76.00652778">
                <text:p>76.00652778</text:p>
              </table:table-cell>
            </table:table-row>
            <table:table-row>
              <table:table-cell office:value-type="string">
                <text:p>greenfirst2nodes x2</text:p>
              </table:table-cell>
              <table:table-cell office:value-type="float" office:value="115.0305093">
                <text:p>115.0305093</text:p>
              </table:table-cell>
            </table:table-row>
            <table:table-row>
              <table:table-cell office:value-type="string">
                <text:p>greenfirst3nodes historical</text:p>
              </table:table-cell>
              <table:table-cell office:value-type="float" office:value="15.02820602">
                <text:p>15.02820602</text:p>
              </table:table-cell>
            </table:table-row>
            <table:table-row>
              <table:table-cell office:value-type="string">
                <text:p>greenfirst3nodes x1.5</text:p>
              </table:table-cell>
              <table:table-cell office:value-type="float" office:value="36.01922454">
                <text:p>36.01922454</text:p>
              </table:table-cell>
            </table:table-row>
            <table:table-row>
              <table:table-cell office:value-type="string">
                <text:p>greenfirst3nodes x2</text:p>
              </table:table-cell>
              <table:table-cell office:value-type="float" office:value="50.00684028">
                <text:p>50.00684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